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ENETICA AVICOL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NSORCIO AGROVETERINARIO LAS VIOLETAS S.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ORRAS ACOSTA, MOISES GUILLERM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9209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4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2:05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3:5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16:44:4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